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4" style:family="paragraph" style:parent-style-name="zh">
      <style:paragraph-properties fo:margin-left="0.988cm" fo:margin-right="0cm" fo:text-indent="-0.988cm" style:auto-text-indent="false"/>
    </style:style>
    <style:style style:name="P5" style:family="paragraph" style:parent-style-name="zh">
      <style:paragraph-properties fo:margin-left="0.988cm" fo:margin-right="0cm" fo:text-indent="-0.988cm" style:auto-text-indent="false"/>
      <style:text-properties officeooo:paragraph-rsid="000c4e83"/>
    </style:style>
    <style:style style:name="P6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18ad41" fo:hyphenate="true" fo:hyphenation-remain-char-count="2" fo:hyphenation-push-char-count="2"/>
    </style:style>
    <style:style style:name="P7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8" style:family="paragraph" style:parent-style-name="zh">
      <style:text-properties officeooo:rsid="000b01d8" officeooo:paragraph-rsid="000b01d8"/>
    </style:style>
    <style:style style:name="P9" style:family="paragraph" style:parent-style-name="zh">
      <style:text-properties officeooo:rsid="0018ec2e" officeooo:paragraph-rsid="0018ec2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6d7a" style:font-weight-asian="bold" style:font-weight-complex="bold"/>
    </style:style>
    <style:style style:name="T4" style:family="text">
      <style:text-properties fo:font-weight="normal" officeooo:rsid="000c4e83" style:font-weight-asian="normal" style:font-weight-complex="normal"/>
    </style:style>
    <style:style style:name="T5" style:family="text">
      <style:text-properties fo:font-weight="normal" officeooo:rsid="001ad0a3" style:font-weight-asian="normal" style:font-weight-complex="normal"/>
    </style:style>
    <style:style style:name="T6" style:family="text">
      <style:text-properties officeooo:rsid="00154259"/>
    </style:style>
    <style:style style:name="T7" style:family="text">
      <style:text-properties style:font-name="Courier New1"/>
    </style:style>
    <style:style style:name="T8" style:family="text">
      <style:text-properties style:use-window-font-color="true" style:font-name="Courier New1" fo:font-size="12pt" fo:language="hu" fo:country="HU" style:font-name-asian="Times New Roman" style:font-size-asian="12pt" style:font-name-complex="Times New Roman" style:font-size-complex="10pt" style:language-complex="ar" style:country-complex="SA"/>
    </style:style>
    <style:style style:name="T9" style:family="text">
      <style:text-properties officeooo:rsid="001ad0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B_IN023_2 <text:tab/>Név: <text:tab/>NEPTUN kód: <text:tab/>Hallgató aláírása:<text:tab/></text:p>
      <text:p text:style-name="P1">Tagozat:<text:tab/>Gép: <text:tab/>Jegy: <text:tab/>Oktató aláírása:<text:tab/></text:p>
      <text:p text:style-name="P8">Készítsen <text:span text:style-name="T6">weboldalt mozifilmek pontozásához, felhasználói értékeléséhez! A nyitó oldalon jelenítsen meg egy címsort (pl. Mozifilmek minősítése), alatta egy linket, ami átvezet egy új oldalra, ami új film adatbázisba történő felvitelére szolgál. A link alatt pedig készítsen egy listát, ami minden sorban egy-egy filmmel kapcsolatos adatot tartalmaz. Ide tartozik a film plakátja lekicsinyítve, a film címe, az eddig kapott pontszámok átlaga, és egy beviteli mező, mellyel a felhasználó [0, 10] intervallumba eső pontot adhat a filmnek. A sor utolsó eleme egy gomb, amivel a szavazatot le lehet adni. Ha még egyetlen szavazat sem érkezett a filmre, akkor az átlagos pontszám helyén a -- jeleknek kell megjelenniük.</text:span></text:p>
      <text:p text:style-name="P9">Új film felvitelekor a következőket kell megadni: 1) film címe 2) film ismertetője, 3) film plakátja jpg formátumban. Ezt a webszerver <text:span text:style-name="T7">/home/feltoltes/www/mozi </text:span>könyvtárába kell helyezni, illetve a már feltöltött filmek plakátjai is itt találhatóak.</text:p>
      <text:p text:style-name="P9">Az adatbázis szerver a <text:span text:style-name="T8">xenia.sze.hu</text:span> címen érhető el, annak <text:span text:style-name="T8">hallgatok</text:span> adatbázisa két táblát tartalmaz: a <text:span text:style-name="T8">film</text:span> a filmre jellemző adatokat tárolja, a <text:span text:style-name="T8">szavazat</text:span> pedig a filmekre leadott szavazatokat. Adatbázis felhasználó neve: <text:span text:style-name="T8">hallgato</text:span>, jelszava: <text:span text:style-name="T8">mysql</text:span>.</text:p>
      <text:p text:style-name="zh">Értékelés: Az alapfeladat megoldása <text:span text:style-name="T1">2</text:span> pont. Plusz illetve mínusz pont adandó a következőkért:</text:p>
      <text:p text:style-name="P4"><text:span text:style-name="T1">–1</text:span>:<text:span text:style-name="T1"><text:tab/></text:span>Ha az alapprogram működése bármiben is eltér a feladatban megfogalmazottól.</text:p>
      <text:p text:style-name="P5"><text:span text:style-name="T1">–1</text:span>:<text:span text:style-name="T1"><text:tab/></text:span><text:span text:style-name="T4">Ha az oldalt nem OOP szemléletben készíti el.</text:span></text:p>
      <text:p text:style-name="P6"><text:span text:style-name="T1">+1</text:span>:<text:tab/><text:span text:style-name="T9">Ha a weboldal 5 mp.-enként AJAX technikával lekéri a filmek jelenlegi átlagos pontszámát, és ezekkel az adatokkal frissíti az oldalt. (Az időközben adatbázisba került, újabb filmekkel nem kell foglalkozni.)</text:span></text:p>
      <text:p text:style-name="P2"><text:span text:style-name="T2">+</text:span><text:span text:style-name="T3">1</text:span><text:span text:style-name="T2">:<text:tab/></text:span><text:span text:style-name="T5">Ha képes a filmek címét és jelenlegi átlagos pontszámát jól formázott XML vagy JSON formátumba exportálni (linket készíteni, melyre kattintva az adatok letölthetők).</text:span></text:p>
      <text:p text:style-name="P3"><text:span text:style-name="T2">+1</text:span>:<text:tab/><text:span text:style-name="T9">Ha a filmeket átlagos pontszámuk alapján csökkenő sorrendbe rendezve jeleníti meg, és a felhasználó dönthet arról, hogy legfeljebb hány film adatait szeretné látni az oldal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8-06-13T18:04:29.385291453</dc:date>
    <meta:print-date>2006-12-11T12:52:00</meta:print-date>
    <meta:editing-cycles>40</meta:editing-cycles>
    <meta:editing-duration>PT6H16M31S</meta:editing-duration>
    <meta:generator>LibreOffice/4.2.8.2$Linux_X86_64 LibreOffice_project/420m0$Build-2</meta:generator>
    <meta:document-statistic meta:table-count="0" meta:image-count="0" meta:object-count="0" meta:page-count="1" meta:paragraph-count="11" meta:word-count="297" meta:character-count="2078" meta:non-whitespace-character-count="1785"/>
    <meta:user-defined meta:name="Információ 1"/>
    <meta:user-defined meta:name="Információ 2"/>
    <meta:user-defined meta:name="Információ 3"/>
    <meta:user-defined meta:name="Információ 4"/>
  </office:meta>
</office:document-meta>
</file>